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d “sciences” <text:s text:c="2"/>14 October 2025 </text:p>
      <text:p text:style-name="P1"/>
      <text:p text:style-name="P1"/>
      <text:p text:style-name="P1">Finally made it to the web site. And the vexed question of say the philosophy of science and the problems of “psychology” and “psychiatry”. Are these so called “disciplines” sciences in the same way that physics is a science or even mathematics. Most people it would seem to me just accept the positions of the so called mind sciences as given, and not question their authority or authenticity or reliabilit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0-14T16:52:36.47</meta:creation-date>
    <meta:document-statistic meta:table-count="0" meta:image-count="0" meta:object-count="0" meta:page-count="1" meta:paragraph-count="2" meta:word-count="75" meta:character-count="445"/>
    <dc:date>2025-10-14T16:57:01.01</dc:date>
    <meta:editing-duration>PT4M25S</meta:editing-duration>
    <meta:editing-cycles>1</meta:editing-cycles>
    <meta:generator>OpenOffice/4.1.15$Win32 OpenOffice.org_project/4115m2$Build-9813</meta:generator>
  </office:meta>
</office:document-meta>
</file>